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 fo:min-height="0.385cm" fo:min-width="0.135cm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 fo:min-height="0.385cm" fo:min-width="0.135cm"/>
    </style:style>
    <style:style style:name="gr3" style:family="graphic" style:parent-style-name="standard">
      <style:graphic-properties draw:marker-end="Dimension_20_Lines" draw:fill-color="#e6e6e6" draw:textarea-horizontal-align="justify" draw:textarea-vertical-align="middle" draw:auto-grow-height="false" fo:min-height="0.385cm" fo:min-width="0.135cm"/>
    </style:style>
    <style:style style:name="gr4" style:family="graphic" style:parent-style-name="objectwithoutfill">
      <style:graphic-properties svg:stroke-width="0.035cm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6e6e6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4.937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842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936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841cm" svg:y="7.09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635cm" svg:height="0.635cm" svg:x="4.935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6.84cm" svg:y="7.0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4.934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6.839cm" svg:y="7.096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draw:layer="layout" svg:width="0.635cm" svg:height="0.635cm" svg:x="2.143cm" svg:y="7.09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2.778cm" svg:y="7.09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3.54cm" svg:y="7.096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4.175cm" svg:y="7.096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635cm" svg:height="0.635cm" svg:x="6.207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4.937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6.842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5.572cm" svg:y="7.096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draw:layer="layout" svg:width="0.635cm" svg:height="0.635cm" svg:x="8.874cm" svg:y="7.096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7.604cm" svg:y="7.096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9.509cm" svg:y="7.096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8.239cm" svg:y="7.096cm">
          <text:p text:style-name="P2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35cm" svg:height="0.635cm" svg:x="11.414cm" svg:y="7.096cm">
          <text:p text:style-name="P2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10.144cm" svg:y="7.096cm">
          <text:p text:style-name="P2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12.049cm" svg:y="7.096cm">
          <text:p text:style-name="P2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10.779cm" svg:y="7.096cm">
          <text:p text:style-name="P2"><text:span text:style-name="T1">14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635cm" svg:height="0.635cm" svg:x="15.097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5.732cm" svg:y="7.0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16.494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7.129cm" svg:y="7.0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19.161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7.891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9.796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8.526cm" svg:y="7.0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21.828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0.558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2.463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1.193cm" svg:y="7.0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24.368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3.098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5.003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3.733cm" svg:y="7.096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draw:layer="layout" svg:width="0.635cm" svg:height="0.635cm" svg:x="6.206cm" svg:y="7.096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4.936cm" svg:y="7.096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6.841cm" svg:y="7.096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5.571cm" svg:y="7.096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635cm" svg:height="0.635cm" svg:x="19.161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7.891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9.796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8.526cm" svg:y="6.3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21.828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0.558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2.463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1.193cm" svg:y="6.3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24.368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3.098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5.003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3.733cm" svg:y="6.3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16.494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7.129cm" svg:y="6.3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draw:transform="rotate (1.5707963267949) translate (4.947cm 5.69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draw:transform="rotate (1.5707963267949) translate (4.947cm 6.96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draw:transform="rotate (1.5707963267949) translate (4.947cm 5.06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draw:transform="rotate (1.5707963267949) translate (4.947cm 6.33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635cm" svg:height="0.635cm" draw:transform="rotate (1.5707963267949) translate (3.537cm 6.971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635cm" svg:height="0.635cm" draw:transform="rotate (1.5707963267949) translate (3.536cm 6.336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635cm" svg:height="0.635cm" draw:transform="rotate (1.5707963267949) translate (7.605cm 5.699cm)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35cm" svg:height="0.635cm" draw:transform="rotate (1.5707963267949) translate (7.605cm 6.969cm)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35cm" svg:height="0.635cm" draw:transform="rotate (1.5707963267949) translate (7.605cm 5.065cm)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35cm" svg:height="0.635cm" draw:transform="rotate (1.5707963267949) translate (7.605cm 6.334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635cm" svg:height="0.635cm" draw:transform="rotate (1.5707963267949) translate (7.605cm 3.16cm)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35cm" svg:height="0.635cm" draw:transform="rotate (1.5707963267949) translate (7.605cm 4.429cm)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35cm" svg:height="0.635cm" draw:transform="rotate (1.5707963267949) translate (7.605cm 2.524cm)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35cm" svg:height="0.635cm" draw:transform="rotate (1.5707963267949) translate (7.605cm 3.794cm)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4" draw:text-style-name="P4" draw:layer="layout" svg:x1="7.934cm" svg:y1="2.194cm" svg:x2="8.823cm" svg:y2="2.194cm">
          <text:p/>
        </draw:line>
        <draw:line draw:style-name="gr4" draw:text-style-name="P4" draw:layer="layout" svg:x1="5.242cm" svg:y1="4.734cm" svg:x2="6.131cm" svg:y2="4.734cm">
          <text:p/>
        </draw:line>
        <draw:line draw:style-name="gr4" draw:text-style-name="P4" draw:layer="layout" svg:x1="3.819cm" svg:y1="6.004cm" svg:x2="4.708cm" svg:y2="6.004cm">
          <text:p/>
        </draw:line>
        <draw:frame draw:style-name="gr5" draw:text-style-name="P5" draw:layer="layout" svg:width="10.541cm" svg:height="0.806cm" svg:x="16.367cm" svg:y="5.401cm">
          <draw:text-box>
            <text:p><text:span text:style-name="T2">Total of two units per put</text:span></text:p>
          </draw:text-box>
        </draw:frame>
        <draw:frame draw:style-name="gr5" draw:text-style-name="P5" draw:layer="layout" svg:width="10.287cm" svg:height="0.806cm" svg:x="2.143cm" svg:y="7.941cm">
          <draw:text-box>
            <text:p><text:span text:style-name="T2">One unit of work to add each new element</text:span></text:p>
          </draw:text-box>
        </draw:frame>
        <draw:frame draw:style-name="gr5" draw:text-style-name="P5" draw:layer="layout" svg:width="5.08cm" svg:height="0.806cm" draw:transform="rotate (1.5707963267949) translate (6.715cm 6.842cm)">
          <draw:text-box>
            <text:p><text:span text:style-name="T2">One unit per rehas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5T13:11:38.735133103</meta:creation-date>
    <dc:date>2017-05-25T11:46:56.883629823</dc:date>
    <meta:editing-duration>PT25M11S</meta:editing-duration>
    <meta:editing-cycles>3</meta:editing-cycles>
    <meta:generator>LibreOffice/5.0.3.2$Linux_X86_64 LibreOffice_project/00m0$Build-2</meta:generator>
    <meta:document-statistic meta:object-count="95"/>
  </office:meta>
</office:document-meta>
</file>